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0F0000022A9D7EA9521F87776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6.297cm" table:align="center"/>
    </style:style>
    <style:style style:name="Tabela2.A" style:family="table-column">
      <style:table-column-properties style:column-width="4.029cm"/>
    </style:style>
    <style:style style:name="Tabela2.B" style:family="table-column">
      <style:table-column-properties style:column-width="2.267cm"/>
    </style:style>
    <style:style style:name="Tabela2.A1" style:family="table-cell">
      <style:table-cell-properties fo:padding="0.049cm" fo:border-left="0.75pt solid #c0c0c0" fo:border-right="none" fo:border-top="0.75pt solid #c0c0c0" fo:border-bottom="0.05pt solid #c0c0c0"/>
    </style:style>
    <style:style style:name="Tabela2.B1" style:family="table-cell">
      <style:table-cell-properties fo:padding="0.049cm" fo:border-left="0.05pt solid #c0c0c0" fo:border-right="0.75pt solid #c0c0c0" fo:border-top="0.75pt solid #c0c0c0" fo:border-bottom="0.05pt solid #c0c0c0"/>
    </style:style>
    <style:style style:name="Tabela2.A2" style:family="table-cell">
      <style:table-cell-properties fo:padding="0.049cm" fo:border-left="0.75pt solid #c0c0c0" fo:border-right="none" fo:border-top="none" fo:border-bottom="0.05pt solid #c0c0c0"/>
    </style:style>
    <style:style style:name="Tabela2.B2" style:family="table-cell">
      <style:table-cell-properties fo:padding="0.049cm" fo:border-left="0.05pt solid #c0c0c0" fo:border-right="0.75pt solid #c0c0c0" fo:border-top="none" fo:border-bottom="0.05pt solid #c0c0c0"/>
    </style:style>
    <style:style style:name="Tabela2.A6" style:family="table-cell">
      <style:table-cell-properties fo:padding="0.049cm" fo:border-left="0.75pt solid #c0c0c0" fo:border-right="none" fo:border-top="none" fo:border-bottom="0.75pt solid #c0c0c0"/>
    </style:style>
    <style:style style:name="Tabela2.B6" style:family="table-cell">
      <style:table-cell-properties fo:padding="0.049cm" fo:border-left="0.05pt solid #c0c0c0" fo:border-right="0.75pt solid #c0c0c0" fo:border-top="none" fo:border-bottom="0.75pt solid #c0c0c0"/>
    </style:style>
    <style:style style:name="Tabela3" style:family="table">
      <style:table-properties style:width="4.498cm" table:align="center"/>
    </style:style>
    <style:style style:name="Tabela3.A" style:family="table-column">
      <style:table-column-properties style:column-width="2.51cm"/>
    </style:style>
    <style:style style:name="Tabela3.B" style:family="table-column">
      <style:table-column-properties style:column-width="1.988cm"/>
    </style:style>
    <style:style style:name="Tabela3.A1" style:family="table-cell">
      <style:table-cell-properties fo:padding="0.049cm" fo:border-left="0.75pt solid #c0c0c0" fo:border-right="none" fo:border-top="0.75pt solid #c0c0c0" fo:border-bottom="0.05pt solid #c0c0c0"/>
    </style:style>
    <style:style style:name="Tabela3.B1" style:family="table-cell">
      <style:table-cell-properties fo:padding="0.049cm" fo:border-left="0.05pt solid #c0c0c0" fo:border-right="0.75pt solid #c0c0c0" fo:border-top="0.75pt solid #c0c0c0" fo:border-bottom="0.05pt solid #c0c0c0"/>
    </style:style>
    <style:style style:name="Tabela3.A2" style:family="table-cell">
      <style:table-cell-properties fo:padding="0.049cm" fo:border-left="0.75pt solid #c0c0c0" fo:border-right="none" fo:border-top="none" fo:border-bottom="0.05pt solid #c0c0c0"/>
    </style:style>
    <style:style style:name="Tabela3.B2" style:family="table-cell">
      <style:table-cell-properties fo:padding="0.049cm" fo:border-left="0.05pt solid #c0c0c0" fo:border-right="0.75pt solid #c0c0c0" fo:border-top="none" fo:border-bottom="0.05pt solid #c0c0c0"/>
    </style:style>
    <style:style style:name="Tabela3.A5" style:family="table-cell">
      <style:table-cell-properties fo:padding="0.049cm" fo:border-left="0.75pt solid #c0c0c0" fo:border-right="none" fo:border-top="none" fo:border-bottom="0.75pt solid #c0c0c0"/>
    </style:style>
    <style:style style:name="Tabela3.B5" style:family="table-cell">
      <style:table-cell-properties fo:padding="0.049cm" fo:border-left="0.05pt solid #c0c0c0" fo:border-right="0.75pt solid #c0c0c0" fo:border-top="none" fo:border-bottom="0.75pt solid #c0c0c0"/>
    </style:style>
    <style:style style:name="P1" style:family="paragraph" style:parent-style-name="Table_20_Contents">
      <style:text-properties officeooo:rsid="000df480" officeooo:paragraph-rsid="000df480"/>
    </style:style>
    <style:style style:name="P2" style:family="paragraph" style:parent-style-name="Standard">
      <style:text-properties officeooo:paragraph-rsid="000e6d67"/>
    </style:style>
    <style:style style:name="P3" style:family="paragraph" style:parent-style-name="List_20_Paragraph">
      <style:paragraph-properties fo:text-align="justify" style:justify-single-word="false"/>
      <style:text-properties officeooo:paragraph-rsid="000e6d67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2pt" officeooo:rsid="00109a65" officeooo:paragraph-rsid="00109a65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2pt" officeooo:paragraph-rsid="00109a65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paragraph-rsid="00109a65"/>
    </style:style>
    <style:style style:name="P7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officeooo:paragraph-rsid="00109a65"/>
    </style:style>
    <style:style style:name="P8" style:family="paragraph" style:parent-style-name="Standard">
      <style:text-properties officeooo:paragraph-rsid="000e6d67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rsid="00109a65" officeooo:paragraph-rsid="00109a65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109a65" officeooo:paragraph-rsid="000e6d67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rsid="00146d15" officeooo:paragraph-rsid="00146d15"/>
    </style:style>
    <style:style style:name="P12" style:family="paragraph" style:parent-style-name="Standard">
      <style:paragraph-properties fo:text-align="justify" style:justify-single-word="false"/>
      <style:text-properties officeooo:paragraph-rsid="000e6d67"/>
    </style:style>
    <style:style style:name="P13" style:family="paragraph" style:parent-style-name="Table_20_Contents">
      <style:text-properties officeooo:rsid="00109a65" officeooo:paragraph-rsid="00109a65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2pt" officeooo:paragraph-rsid="00109a65"/>
    </style:style>
    <style:style style:name="P15" style:family="paragraph" style:parent-style-name="Table_20_Contents">
      <style:paragraph-properties fo:text-align="justify" style:justify-single-word="false"/>
      <style:text-properties officeooo:paragraph-rsid="00109a65"/>
    </style:style>
    <style:style style:name="P16" style:family="paragraph" style:parent-style-name="Table_20_Contents">
      <style:paragraph-properties fo:margin-top="0cm" fo:margin-bottom="0.499cm" loext:contextual-spacing="false" fo:text-align="justify" style:justify-single-word="false"/>
      <style:text-properties style:font-name="Arial" fo:font-size="12pt" officeooo:paragraph-rsid="00109a65"/>
    </style:style>
    <style:style style:name="P17" style:family="paragraph" style:parent-style-name="Table_20_Contents">
      <style:paragraph-properties fo:margin-top="0cm" fo:margin-bottom="0.499cm" loext:contextual-spacing="false" fo:text-align="justify" style:justify-single-word="false"/>
      <style:text-properties officeooo:paragraph-rsid="00109a65"/>
    </style:style>
    <style:style style:name="P18" style:family="paragraph" style:parent-style-name="List_20_Paragraph" style:list-style-name="WWNum1">
      <style:paragraph-properties fo:text-align="justify" style:justify-single-word="false"/>
      <style:text-properties officeooo:paragraph-rsid="000e6d67"/>
    </style:style>
    <style:style style:name="P19" style:family="paragraph" style:parent-style-name="List_20_Paragraph">
      <style:paragraph-properties fo:text-align="justify" style:justify-single-word="false"/>
      <style:text-properties officeooo:paragraph-rsid="00109a65"/>
    </style:style>
    <style:style style:name="P2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109a65"/>
    </style:style>
    <style:style style:name="T1" style:family="text">
      <style:text-properties officeooo:rsid="000e6d67"/>
    </style:style>
    <style:style style:name="T2" style:family="text">
      <style:text-properties fo:color="#000000" style:font-name="Trebuchet MS" fo:font-size="9.5pt" fo:background-color="#ffffff" loext:char-shading-value="0" style:font-size-asian="9.5pt" style:font-size-complex="9.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6d67" style:font-weight-asian="bold" style:font-weight-complex="bold"/>
    </style:style>
    <style:style style:name="T5" style:family="text">
      <style:text-properties officeooo:rsid="00109a65"/>
    </style:style>
    <style:style style:name="T6" style:family="text">
      <style:text-properties style:text-position="33% 80%"/>
    </style:style>
    <style:style style:name="T7" style:family="text">
      <style:text-properties officeooo:rsid="000679e8"/>
    </style:style>
    <style:style style:name="T8" style:family="text">
      <style:text-properties style:font-name="Arial" fo:font-size="12pt"/>
    </style:style>
    <style:style style:name="T9" style:family="text">
      <style:text-properties style:font-name="Arial" fo:font-size="12pt" officeooo:rsid="00109a65"/>
    </style:style>
    <style:style style:name="T10" style:family="text">
      <style:text-properties style:font-name="sans-serif" fo:font-size="13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Faça uma função que recebe por parâmetro o raio de uma esfera e calcula o seu volume (v = 4/3.P .R<text:span text:style-name="T6">3</text:span>). </text:p>
      <text:p text:style-name="P5">2. Escreva um procedimento que recebe as 3 notas de um aluno por parâmetro e uma letra. Se a letra for A o procedimento calcula a média aritmética das notas do aluno, se for P, a sua média ponderada (pesos: 5, 3 e 2). A média calculada também deve retornar por parâmetro. </text:p>
      <text:p text:style-name="P5">3. Faça uma função que recebe por parâmetro um valor inteiro e positivo e retorna o valor lógico Verdadeiro caso o valor seja primo e Falso em caso contrário. </text:p>
      <text:p text:style-name="P5">4. Faça um procedimento que recebe por parâmetro os valores necessário para o cálculo da fórmula de báskara e retorna, também por parâmetro, as suas raízes, caso seja possível calcular. </text:p>
      <text:p text:style-name="P5">5. Faça uma função que recebe por parâmetro o tempo de duração de uma fábrica expressa em segundos e retorna também por parâmetro esse tempo em horas, minutos e segundos. </text:p>
      <text:p text:style-name="P5">6. Faça uma função que recebe a idade de uma pessoa em anos, meses e dias e retorna essa idade expressa em dias. </text:p>
      <text:p text:style-name="P5">7. Faça uma função que verifique se um valor é perfeito ou não. Um valor é dito perfeito quando ele é igual a soma dos seus divisores excetuando ele próprio. (Ex: 6 é perfeito, 6 = 1 + 2 + 3, que são seus divisores). A função deve retornar um valor booleano <text:span text:style-name="T7">( 0 false 1 verdadeiro)</text:span>. </text:p>
      <text:p text:style-name="P5">8. Faça um procedimento que recebe a idade de um nadador por parâmetro e retorna , também por parâmetro, a categoria desse nadador de acordo com a tabela abaixo:   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5"><text:span text:style-name="Strong_20_Emphasis"><text:span text:style-name="T8">Idade</text:span></text:span></text:p>
          </table:table-cell>
          <table:table-cell table:style-name="Tabela2.B1" office:value-type="string">
            <text:p text:style-name="P15"><text:span text:style-name="Strong_20_Emphasis"><text:span text:style-name="T8">Categoria</text:span></text:span></text:p>
          </table:table-cell>
        </table:table-row>
        <table:table-row>
          <table:table-cell table:style-name="Tabela2.A2" office:value-type="string">
            <text:p text:style-name="P14">5 a 7 anos</text:p>
          </table:table-cell>
          <table:table-cell table:style-name="Tabela2.B2" office:value-type="string">
            <text:p text:style-name="P14">Infantil A</text:p>
          </table:table-cell>
        </table:table-row>
        <table:table-row>
          <table:table-cell table:style-name="Tabela2.A2" office:value-type="string">
            <text:p text:style-name="P14">8 a 10 anos</text:p>
          </table:table-cell>
          <table:table-cell table:style-name="Tabela2.B2" office:value-type="string">
            <text:p text:style-name="P14">Infantil B</text:p>
          </table:table-cell>
        </table:table-row>
        <table:table-row>
          <table:table-cell table:style-name="Tabela2.A2" office:value-type="string">
            <text:p text:style-name="P14">11-13 anos</text:p>
          </table:table-cell>
          <table:table-cell table:style-name="Tabela2.B2" office:value-type="string">
            <text:p text:style-name="P14">Juvenil A</text:p>
          </table:table-cell>
        </table:table-row>
        <table:table-row>
          <table:table-cell table:style-name="Tabela2.A2" office:value-type="string">
            <text:p text:style-name="P14">14-17 anos</text:p>
          </table:table-cell>
          <table:table-cell table:style-name="Tabela2.B2" office:value-type="string">
            <text:p text:style-name="P14">Juvenil B</text:p>
          </table:table-cell>
        </table:table-row>
        <table:table-row>
          <table:table-cell table:style-name="Tabela2.A6" office:value-type="string">
            <text:p text:style-name="P14">Maiores de 18 anos (inclusive)</text:p>
          </table:table-cell>
          <table:table-cell table:style-name="Tabela2.B6" office:value-type="string">
            <text:p text:style-name="P14">Adulto</text:p>
          </table:table-cell>
        </table:table-row>
      </table:table>
      <text:p text:style-name="P5">9. Faça uma função que recebe um valor inteiro e verifica se o valor é positivo ou negativo. A função deve retornar um valor booleano. </text:p>
      <text:p text:style-name="P5">10. Faça uma função que recebe um valor inteiro e verifica se o valor é par ou ímpar. A função deve retornar um valor booleano. </text:p>
      <text:p text:style-name="P5">11. Faça uma função que recebe a média final de um aluno por parãmetro e retorna o seu <text:soft-page-break/>conceito, conforme a tabela abaixo: 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7"><text:span text:style-name="Strong_20_Emphasis"><text:span text:style-name="T8">Nota </text:span></text:span></text:p>
          </table:table-cell>
          <table:table-cell table:style-name="Tabela3.B1" office:value-type="string">
            <text:p text:style-name="P17"><text:span text:style-name="Strong_20_Emphasis"><text:span text:style-name="T8">Conceito </text:span></text:span></text:p>
          </table:table-cell>
        </table:table-row>
        <table:table-row>
          <table:table-cell table:style-name="Tabela3.A2" office:value-type="string">
            <text:p text:style-name="P16">de 0,0 a 4,9 </text:p>
          </table:table-cell>
          <table:table-cell table:style-name="Tabela3.B2" office:value-type="string">
            <text:p text:style-name="P16">D </text:p>
          </table:table-cell>
        </table:table-row>
        <table:table-row>
          <table:table-cell table:style-name="Tabela3.A2" office:value-type="string">
            <text:p text:style-name="P16">de 5,0 a 6,9 </text:p>
          </table:table-cell>
          <table:table-cell table:style-name="Tabela3.B2" office:value-type="string">
            <text:p text:style-name="P16">C </text:p>
          </table:table-cell>
        </table:table-row>
        <table:table-row>
          <table:table-cell table:style-name="Tabela3.A2" office:value-type="string">
            <text:p text:style-name="P16">de 7,0 a 8,9 </text:p>
          </table:table-cell>
          <table:table-cell table:style-name="Tabela3.B2" office:value-type="string">
            <text:p text:style-name="P16">B </text:p>
          </table:table-cell>
        </table:table-row>
        <table:table-row>
          <table:table-cell table:style-name="Tabela3.A5" office:value-type="string">
            <text:p text:style-name="P16">de 9,0 a 10,0 </text:p>
          </table:table-cell>
          <table:table-cell table:style-name="Tabela3.B5" office:value-type="string">
            <text:p text:style-name="P16">A </text:p>
          </table:table-cell>
        </table:table-row>
      </table:table>
      <text:p text:style-name="P5">12. Faça uma função que recebe, por parâmetro, a altura (alt) e o sexo de uma pessoa e retorna o seu peso ideal. Para homens, calcular o peso ideal usando a fórmula peso ideal = 72.7 x alt - 58 e, para mulheres, peso ideal = 62.1 x alt - 44.7. </text:p>
      <text:p text:style-name="P5">13. Faça um procedimento que recebe 3 valores inteiros por parâmetro e retorna-os ordenados em ordem crescente. </text:p>
      <text:p text:style-name="P5">14. Faça um procedimento que recebe, por parâmetro, a hora de inicio e a hora de término de um jogo, ambas subdivididas em 2 valores distintos: horas e minutos. O procedimento deve retornar, também por parâmetro, a duração do jogo em horas e minutos, considerando que o tempo máximo de duração de um jogo é de 24 horas e que o jogo pode começar em um dia e terminar no outro. </text:p>
      <text:p text:style-name="P5">15. Escreva um procedimento que recebes 3 valores reais X, Y e Z e que verifique se esses valores podem ser os comprimentos dos lados de um triângulo e, neste caso, retornar qual o tipo de triângulo formado. Para que X, Y e Z formem um triângulo é necessário que a seguinte propriedade seja satisfeita: o comprimento de cada lado de um triângulo é menor do que a soma do comprimento dos outros dois lados. O procedimento deve identificar o tipo de triângulo formado observando as seguintes definições: </text:p>
      <text:list xml:id="list2094214171090821913" text:style-name="L1">
        <text:list-item>
          <text:list>
            <text:list-item>
              <text:p text:style-name="P7"><text:span text:style-name="T8">Triângulo Equilátero: os comprimentos dos 3 lados são iguais.</text:span> </text:p>
            </text:list-item>
            <text:list-item>
              <text:p text:style-name="P7"><text:span text:style-name="T8">Triângulo Isósceles: os comprimentos de 2 lados são iguais.</text:span> </text:p>
            </text:list-item>
            <text:list-item>
              <text:p text:style-name="P6"><text:span text:style-name="T8">Triângulo Escaleno: os comprimentos dos 3 lados são diferentes.</text:span> </text:p>
            </text:list-item>
          </text:list>
        </text:list-item>
      </text:list>
      <text:p text:style-name="P5">16. A prefeitura de uma cidade fez uma pesquisa entre os seus habitantes, coletando dados sobre o salário e número de filhos. Faça um procedimento que leia esses dados para um número não determinado de pessoas e retorne a média de salário da população, a média do número de filhos, o maior salário e o percentual de pessoas com salário até R$350,00. </text:p>
      <text:p text:style-name="P5"><text:soft-page-break/>17. Faça uma função que leia um número não determinado de valores positivos e retorna a média aritmética dos mesmos. </text:p>
      <text:p text:style-name="P5">18. Faça uma função que receba um valor inteiro e positivo e calcula o seu fatorial. </text:p>
      <text:p text:style-name="P5">19. Faça um procedimento que lê 50 valores inteiros e retorna o maior e o menor deles. </text:p>
      <text:p text:style-name="P5">20. Faça um procedimento que recebe, por parâmetro, um valor N e calcula e escreve a taboada de 1 até N. Mostre a tabuada na forma: <text:line-break/>1 x N = N </text:p>
      <text:p text:style-name="P5">2 x N = 2N </text:p>
      <text:p text:style-name="P5">... </text:p>
      <text:p text:style-name="P5">N x N = N<text:span text:style-name="T6">2</text:span> </text:p>
      <text:p text:style-name="P5">21. Faça uma função que recebe, por parâmetro, um valor inteiro e positivo e retorna o número de divisores desse valor. </text:p>
      <text:p text:style-name="P5">22. Escreva uma função que recebe, por parâmetro, um valor inteiro e positivo e retorna o somatório desse valor.</text:p>
      <text:p text:style-name="P4">23. Faça uma função para calcular a área de uma circunferência, considerando a fórmula ÁREA = π * RAIO² .</text:p>
      <text:p text:style-name="P4">24. Faça um aplicativo utilizando a linguagem de programação C que: </text:p>
      <text:p text:style-name="P19">a) Obtenha o valor para a variável HT (horas trabalhadas no mês); </text:p>
      <text:p text:style-name="P19">b) Obtenha o valor para a variável VH (valor hora trabalhada): </text:p>
      <text:p text:style-name="P19">c) Obtenha o valor para a variável PD (percentual de desconto); </text:p>
      <text:p text:style-name="P19">d) Calcule o salário bruto =&gt; SB = HT * VH; </text:p>
      <text:p text:style-name="P19">e) Calcule o total de desconto =&gt; TD = (PD/100)*SB; </text:p>
      <text:p text:style-name="P19">f) Calcule o salário líquido =&gt; SL = SB – TD; </text:p>
      <text:p text:style-name="P20"><text:span text:style-name="T9"><text:tab/>g) Apresente os valores de: Horas trabalhadas, Salário Bruto, Desconto, Salário Liquido.</text:span></text:p>
      <text:p text:style-name="P5"><text:tab/><text:span text:style-name="T5">Obs: utilize diversos procedimentos e funções quando julgar necessário.</text:span></text:p>
      <text:p text:style-name="P9">25. Crie um programa em C que peça 10 números, armazene eles em um vetor e implemente uma função que retorne o maior valor.</text:p>
      <text:p text:style-name="P9"/>
      <text:p text:style-name="P9">26. Crie um programa em C que peça 10 números, armazene eles em um vetor implemente uma função que retorne o <text:s/>menor valor.</text:p>
      <text:p text:style-name="P9"/>
      <text:p text:style-name="P9">27. Crie um tabuleiro de jogo da velha, usando uma matrizes de caracteres (char) 3x3, onde o usuário pede o número da linha (1 até 3) e o da coluna (1 até 3). A cada vez que o usuário entrar com esses dados, colocar um 'X' ou 'O' no local selecionado. ( utilize <text:soft-page-break/>procedimentos e funções quando julgar necessário)</text:p>
      <text:p text:style-name="P9"/>
      <text:p text:style-name="P9"/>
      <text:p text:style-name="P9">28. Crie um aplicativo em C que peça um número inicial ao usuário, uma razão e calcule os termos de uma P.A (Progressão Aritmética), armazenando esses valores em um vetor de tamanho 10.</text:p>
      <text:p text:style-name="P9"/>
      <text:p text:style-name="P9">29. Crie um aplicativo em C que peça um número inicial ao usuário, uma razão e calcule os termos de uma P.G (Progressão Geométrica), armazenando esses valores em um vetor de tamanho 10.</text:p>
      <text:p text:style-name="P9"/>
      <text:p text:style-name="P9">30. Escreve um programa que sorteie, aleatoriamente, 10 números e armazene estes em um vetor.</text:p>
      <text:p text:style-name="P9">Em seguida, o usuário digita um número e seu programa em C deve acusar se o número digitado está no vetor ou não. Se estiver, diga a posição que está. ( Deve utilizar função ).</text:p>
      <text:p text:style-name="P10"/>
      <text:p text:style-name="P11">31. Como criar um programa que checa se o número é palíndromo</text:p>
      <text:p text:style-name="P11">Número palíndromo é aquele que, se lido de trás para frente e de frete para trás, é o mesmo.</text:p>
      <text:p text:style-name="P11">Exemplos: 2112, 666, 2442 etc</text:p>
      <text:p text:style-name="P11"/>
      <text:p text:style-name="P11">Dica: extraia os dígitos, coloque cada dígito do número em um vetor e faça a comparação dos números (primeiro com o último, segundo com o penúltimo, terceiro com o anti-penúltimo etc).</text:p>
      <text:p text:style-name="P11"/>
      <text:p text:style-name="P11">O número deve ter 4 dígitos. </text:p>
      <text:p text:style-name="P10"/>
      <text:p text:style-name="P10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MP1" style:family="paragraph" style:parent-style-name="Table_20_Contents">
      <style:text-properties officeooo:rsid="00109a65" officeooo:paragraph-rsid="00109a65"/>
    </style:style>
    <style:style style:name="MP2" style:family="paragraph" style:parent-style-name="Table_20_Contents">
      <style:text-properties officeooo:rsid="000df480" officeooo:paragraph-rsid="000df48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3"/>
          <table:table-row>
            <table:table-cell table:style-name="Tabela1.A1" office:value-type="string">
              <text:p text:style-name="Table_20_Contents"><draw:frame draw:style-name="Mfr1" draw:name="Figura1" text:anchor-type="paragraph" svg:x="0.926cm" svg:y="0.309cm" svg:width="3.535cm" svg:height="1.263cm" draw:z-index="3"><draw:image xlink:href="Pictures/100002010000060F0000022A9D7EA9521F877764.png" xlink:type="simple" xlink:show="embed" xlink:actuate="onLoad"/></draw:frame></text:p>
              <text:p text:style-name="Table_20_Contents"/>
              <text:p text:style-name="Table_20_Contents"/>
              <text:p text:style-name="Table_20_Contents"/>
            </table:table-cell>
            <table:table-cell table:style-name="Tabela1.A1" office:value-type="string">
              <text:p text:style-name="MP1">Linguagens e Técnicas de Programação</text:p>
              <text:p text:style-name="MP1">Ciências da Computação</text:p>
              <text:p text:style-name="MP2">Prof. Msc: Marlus Dias Silva</text:p>
            </table:table-cell>
            <table:table-cell table:style-name="Tabela1.C1" office:value-type="string">
              <text:p text:style-name="MP2"/>
              <text:p text:style-name="MP1">Procedimentos e Funções utilizando a linguagem de programação C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6:56:34.826040439</meta:creation-date>
    <meta:editing-duration>PT59M47S</meta:editing-duration>
    <meta:editing-cycles>5</meta:editing-cycles>
    <meta:generator>LibreOffice/5.1.4.2$Linux_X86_64 LibreOffice_project/10m0$Build-2</meta:generator>
    <dc:date>2016-07-28T00:21:15.972659610</dc:date>
    <meta:document-statistic meta:table-count="3" meta:image-count="1" meta:object-count="0" meta:page-count="4" meta:paragraph-count="76" meta:word-count="1284" meta:character-count="6914" meta:non-whitespace-character-count="5658"/>
  </office:meta>
</office:document-meta>
</file>